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Mean follower-followee of haters" table:style-name="ta1">
        <table:shapes>
          <draw:frame draw:z-index="0" draw:style-name="gr1" draw:text-style-name="P1" svg:width="6.2988in" svg:height="3.5429in" svg:x="9.724in" svg:y="1.0437in">
            <draw:object draw:notify-on-update-of-ranges="'summary_counter_defer_Mean follower-followee of haters'.A1:'summary_counter_defer_Mean follower-followee of haters'.A1 'summary_counter_defer_Mean follower-followee of haters'.A2:'summary_counter_defer_Mean follower-followee of haters'.A7 'summary_counter_defer_Mean follower-followee of haters'.B1:'summary_counter_defer_Mean follower-followee of haters'.B1 'summary_counter_defer_Mean follower-followee of haters'.B2:'summary_counter_defer_Mean follower-followee of haters'.B7 'summary_counter_defer_Mean follower-followee of haters'.C1:'summary_counter_defer_Mean follower-followee of haters'.C1 'summary_counter_defer_Mean follower-followee of haters'.C2:'summary_counter_defer_Mean follower-followee of haters'.C7 'summary_counter_defer_Mean follower-followee of haters'.D1:'summary_counter_defer_Mean follower-followee of haters'.D1 'summary_counter_defer_Mean follower-followee of haters'.D2:'summary_counter_defer_Mean follower-followee of haters'.D7 'summary_counter_defer_Mean follower-followee of haters'.E1:'summary_counter_defer_Mean follower-followee of haters'.E1 'summary_counter_defer_Mean follower-followee of haters'.E2:'summary_counter_defer_Mean follower-followee of haters'.E7 'summary_counter_defer_Mean follower-followee of haters'.F1:'summary_counter_defer_Mean follower-followee of haters'.F1 'summary_counter_defer_Mean follower-followee of haters'.F2:'summary_counter_defer_Mean follower-followee of haters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8" calcext:value-type="float">
            <text:p>0.8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7395310349432" calcext:value-type="float">
            <text:p>0.77395310349432</text:p>
          </table:table-cell>
          <table:table-cell office:value-type="float" office:value="0.801289701031551" calcext:value-type="float">
            <text:p>0.801289701031551</text:p>
          </table:table-cell>
          <table:table-cell office:value-type="float" office:value="0.81246730986326" calcext:value-type="float">
            <text:p>0.81246730986326</text:p>
          </table:table-cell>
          <table:table-cell office:value-type="float" office:value="0.807931118079712" calcext:value-type="float">
            <text:p>0.807931118079712</text:p>
          </table:table-cell>
          <table:table-cell office:value-type="float" office:value="0.782868448763092" calcext:value-type="float">
            <text:p>0.7828684487630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675293360495" calcext:value-type="float">
            <text:p>0.7675293360495</text:p>
          </table:table-cell>
          <table:table-cell office:value-type="float" office:value="0.81726619910733" calcext:value-type="float">
            <text:p>0.81726619910733</text:p>
          </table:table-cell>
          <table:table-cell office:value-type="float" office:value="0.78194215100427" calcext:value-type="float">
            <text:p>0.78194215100427</text:p>
          </table:table-cell>
          <table:table-cell office:value-type="float" office:value="0.789680669133938" calcext:value-type="float">
            <text:p>0.789680669133938</text:p>
          </table:table-cell>
          <table:table-cell office:value-type="float" office:value="0.779233467480159" calcext:value-type="float">
            <text:p>0.7792334674801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80795757092334" calcext:value-type="float">
            <text:p>0.780795757092334</text:p>
          </table:table-cell>
          <table:table-cell office:value-type="float" office:value="0.798088057459972" calcext:value-type="float">
            <text:p>0.798088057459972</text:p>
          </table:table-cell>
          <table:table-cell office:value-type="float" office:value="0.791821436825647" calcext:value-type="float">
            <text:p>0.791821436825647</text:p>
          </table:table-cell>
          <table:table-cell office:value-type="float" office:value="0.793986770233535" calcext:value-type="float">
            <text:p>0.793986770233535</text:p>
          </table:table-cell>
          <table:table-cell office:value-type="float" office:value="0.777761612192141" calcext:value-type="float">
            <text:p>0.777761612192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7060904976397" calcext:value-type="float">
            <text:p>0.77060904976397</text:p>
          </table:table-cell>
          <table:table-cell office:value-type="float" office:value="0.797083831775452" calcext:value-type="float">
            <text:p>0.797083831775452</text:p>
          </table:table-cell>
          <table:table-cell office:value-type="float" office:value="0.781167979068362" calcext:value-type="float">
            <text:p>0.781167979068362</text:p>
          </table:table-cell>
          <table:table-cell office:value-type="float" office:value="0.791789607099079" calcext:value-type="float">
            <text:p>0.791789607099079</text:p>
          </table:table-cell>
          <table:table-cell office:value-type="float" office:value="0.765575992126325" calcext:value-type="float">
            <text:p>0.7655759921263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98888186536667" calcext:value-type="float">
            <text:p>0.798888186536667</text:p>
          </table:table-cell>
          <table:table-cell office:value-type="float" office:value="0.817079971420264" calcext:value-type="float">
            <text:p>0.817079971420264</text:p>
          </table:table-cell>
          <table:table-cell office:value-type="float" office:value="0.772842836151399" calcext:value-type="float">
            <text:p>0.772842836151399</text:p>
          </table:table-cell>
          <table:table-cell office:value-type="float" office:value="0.766987572220959" calcext:value-type="float">
            <text:p>0.766987572220959</text:p>
          </table:table-cell>
          <table:table-cell office:value-type="float" office:value="0.756792203495521" calcext:value-type="float">
            <text:p>0.756792203495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1:04:38.865224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3:18:57.945135519</dc:date>
    <meta:editing-duration>PT2H15M4S</meta:editing-duration>
    <meta:editing-cycles>3</meta:editing-cycles>
    <meta:generator>LibreOffice/7.0.3.1$Linux_X86_64 LibreOffice_project/00$Build-1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Mean follower-followee of haters'.A1:'summary_counter_defer_Mean follower-followee of haters'.F7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Mean follower-followee of haters'.A2:'summary_counter_defer_Mean follower-followee of haters'.A7"/>
          </chart:axis>
          <chart:axis chart:dimension="y" chart:name="primary-y" chart:style-name="ch4">
            <chart:title svg:x="0.451cm" svg:y="6.765cm" chart:style-name="ch6">
              <text:p>mean follower-followee ratio of haters</text:p>
            </chart:title>
            <chart:grid chart:style-name="ch7" chart:class="major"/>
          </chart:axis>
          <chart:series chart:style-name="ch8" chart:values-cell-range-address="'summary_counter_defer_Mean follower-followee of haters'.B2:'summary_counter_defer_Mean follower-followee of haters'.B7" chart:label-cell-address="'summary_counter_defer_Mean follower-followee of haters'.B1:'summary_counter_defer_Mean follower-followee of haters'.B1" chart:class="chart:line">
            <chart:data-point chart:repeated="6"/>
          </chart:series>
          <chart:series chart:style-name="ch9" chart:values-cell-range-address="'summary_counter_defer_Mean follower-followee of haters'.C2:'summary_counter_defer_Mean follower-followee of haters'.C7" chart:label-cell-address="'summary_counter_defer_Mean follower-followee of haters'.C1:'summary_counter_defer_Mean follower-followee of haters'.C1" chart:class="chart:line">
            <chart:data-point chart:repeated="6"/>
          </chart:series>
          <chart:series chart:style-name="ch10" chart:values-cell-range-address="'summary_counter_defer_Mean follower-followee of haters'.D2:'summary_counter_defer_Mean follower-followee of haters'.D7" chart:label-cell-address="'summary_counter_defer_Mean follower-followee of haters'.D1:'summary_counter_defer_Mean follower-followee of haters'.D1" chart:class="chart:line">
            <chart:data-point chart:repeated="6"/>
          </chart:series>
          <chart:series chart:style-name="ch11" chart:values-cell-range-address="'summary_counter_defer_Mean follower-followee of haters'.E2:'summary_counter_defer_Mean follower-followee of haters'.E7" chart:label-cell-address="'summary_counter_defer_Mean follower-followee of haters'.E1:'summary_counter_defer_Mean follower-followee of haters'.E1" chart:class="chart:line">
            <chart:data-point chart:repeated="6"/>
          </chart:series>
          <chart:series chart:style-name="ch12" chart:values-cell-range-address="'summary_counter_defer_Mean follower-followee of haters'.F2:'summary_counter_defer_Mean follower-followee of haters'.F7" chart:label-cell-address="'summary_counter_defer_Mean follower-followee of haters'.F1:'summary_counter_defer_Mean follower-followee of haters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Mean follower-followee of haters'.B1:'summary_counter_defer_Mean follower-followee of haters'.B1</svg:desc>
                </draw:g>
              </table:table-cell>
              <table:table-cell office:value-type="string">
                <text:p>500</text:p>
                <draw:g>
                  <svg:desc>'summary_counter_defer_Mean follower-followee of haters'.C1:'summary_counter_defer_Mean follower-followee of haters'.C1</svg:desc>
                </draw:g>
              </table:table-cell>
              <table:table-cell office:value-type="string">
                <text:p>1000</text:p>
                <draw:g>
                  <svg:desc>'summary_counter_defer_Mean follower-followee of haters'.D1:'summary_counter_defer_Mean follower-followee of haters'.D1</svg:desc>
                </draw:g>
              </table:table-cell>
              <table:table-cell office:value-type="string">
                <text:p>2000</text:p>
                <draw:g>
                  <svg:desc>'summary_counter_defer_Mean follower-followee of haters'.E1:'summary_counter_defer_Mean follower-followee of haters'.E1</svg:desc>
                </draw:g>
              </table:table-cell>
              <table:table-cell office:value-type="string">
                <text:p>5000</text:p>
                <draw:g>
                  <svg:desc>'summary_counter_defer_Mean follower-followee of haters'.F1:'summary_counter_defer_Mean follower-followee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Mean follower-followee of haters'.A2:'summary_counter_defer_Mean follower-followee of haters'.A7</svg:desc>
                </draw:g>
              </table:table-cell>
              <table:table-cell office:value-type="float" office:value="0.763">
                <text:p>0.763</text:p>
                <draw:g>
                  <svg:desc>'summary_counter_defer_Mean follower-followee of haters'.B2:'summary_counter_defer_Mean follower-followee of haters'.B7</svg:desc>
                </draw:g>
              </table:table-cell>
              <table:table-cell office:value-type="float" office:value="0.826">
                <text:p>0.826</text:p>
                <draw:g>
                  <svg:desc>'summary_counter_defer_Mean follower-followee of haters'.C2:'summary_counter_defer_Mean follower-followee of haters'.C7</svg:desc>
                </draw:g>
              </table:table-cell>
              <table:table-cell office:value-type="float" office:value="0.88">
                <text:p>0.88</text:p>
                <draw:g>
                  <svg:desc>'summary_counter_defer_Mean follower-followee of haters'.D2:'summary_counter_defer_Mean follower-followee of haters'.D7</svg:desc>
                </draw:g>
              </table:table-cell>
              <table:table-cell office:value-type="float" office:value="0.815">
                <text:p>0.815</text:p>
                <draw:g>
                  <svg:desc>'summary_counter_defer_Mean follower-followee of haters'.E2:'summary_counter_defer_Mean follower-followee of haters'.E7</svg:desc>
                </draw:g>
              </table:table-cell>
              <table:table-cell office:value-type="float" office:value="0.784">
                <text:p>0.784</text:p>
                <draw:g>
                  <svg:desc>'summary_counter_defer_Mean follower-followee of haters'.F2:'summary_counter_defer_Mean follower-followee of haters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7395310349432">
                <text:p>0.77395310349432</text:p>
              </table:table-cell>
              <table:table-cell office:value-type="float" office:value="0.801289701031551">
                <text:p>0.801289701031551</text:p>
              </table:table-cell>
              <table:table-cell office:value-type="float" office:value="0.81246730986326">
                <text:p>0.81246730986326</text:p>
              </table:table-cell>
              <table:table-cell office:value-type="float" office:value="0.807931118079712">
                <text:p>0.807931118079712</text:p>
              </table:table-cell>
              <table:table-cell office:value-type="float" office:value="0.782868448763092">
                <text:p>0.7828684487630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675293360495">
                <text:p>0.7675293360495</text:p>
              </table:table-cell>
              <table:table-cell office:value-type="float" office:value="0.81726619910733">
                <text:p>0.81726619910733</text:p>
              </table:table-cell>
              <table:table-cell office:value-type="float" office:value="0.78194215100427">
                <text:p>0.78194215100427</text:p>
              </table:table-cell>
              <table:table-cell office:value-type="float" office:value="0.789680669133938">
                <text:p>0.789680669133938</text:p>
              </table:table-cell>
              <table:table-cell office:value-type="float" office:value="0.779233467480159">
                <text:p>0.77923346748015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80795757092334">
                <text:p>0.780795757092334</text:p>
              </table:table-cell>
              <table:table-cell office:value-type="float" office:value="0.798088057459972">
                <text:p>0.798088057459972</text:p>
              </table:table-cell>
              <table:table-cell office:value-type="float" office:value="0.791821436825647">
                <text:p>0.791821436825647</text:p>
              </table:table-cell>
              <table:table-cell office:value-type="float" office:value="0.793986770233535">
                <text:p>0.793986770233535</text:p>
              </table:table-cell>
              <table:table-cell office:value-type="float" office:value="0.777761612192141">
                <text:p>0.77776161219214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7060904976397">
                <text:p>0.77060904976397</text:p>
              </table:table-cell>
              <table:table-cell office:value-type="float" office:value="0.797083831775452">
                <text:p>0.797083831775452</text:p>
              </table:table-cell>
              <table:table-cell office:value-type="float" office:value="0.781167979068362">
                <text:p>0.781167979068362</text:p>
              </table:table-cell>
              <table:table-cell office:value-type="float" office:value="0.791789607099079">
                <text:p>0.791789607099079</text:p>
              </table:table-cell>
              <table:table-cell office:value-type="float" office:value="0.765575992126325">
                <text:p>0.7655759921263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98888186536667">
                <text:p>0.798888186536667</text:p>
              </table:table-cell>
              <table:table-cell office:value-type="float" office:value="0.817079971420264">
                <text:p>0.817079971420264</text:p>
              </table:table-cell>
              <table:table-cell office:value-type="float" office:value="0.772842836151399">
                <text:p>0.772842836151399</text:p>
              </table:table-cell>
              <table:table-cell office:value-type="float" office:value="0.766987572220959">
                <text:p>0.766987572220959</text:p>
              </table:table-cell>
              <table:table-cell office:value-type="float" office:value="0.756792203495521">
                <text:p>0.756792203495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